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Arial Narrow1" svg:font-family="'Arial Narrow'"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7.3194in" table:align="margins"/>
    </style:style>
    <style:style style:name="Table2.A" style:family="table-column">
      <style:table-column-properties style:column-width="7.3194in" style:rel-column-width="65535*"/>
    </style:style>
    <style:style style:name="Table2.A1" style:family="table-cell">
      <style:table-cell-properties fo:padding="0.0382in" fo:border="none"/>
    </style:style>
    <style:style style:name="Table7" style:family="table">
      <style:table-properties style:width="7.3229in" fo:margin-left="0in" fo:margin-right="-0.0035in" table:align="margins"/>
    </style:style>
    <style:style style:name="Table7.A" style:family="table-column">
      <style:table-column-properties style:column-width="1in" style:rel-column-width="8949*"/>
    </style:style>
    <style:style style:name="Table7.B" style:family="table-column">
      <style:table-column-properties style:column-width="6.3229in" style:rel-column-width="56586*"/>
    </style:style>
    <style:style style:name="Table7.A1" style:family="table-cell">
      <style:table-cell-properties fo:padding="0.0382in" fo:border="none"/>
    </style:style>
    <style:style style:name="Table7.B2" style:family="table-cell" style:data-style-name="N76">
      <style:table-cell-properties fo:padding="0.0382in" fo:border="none"/>
    </style:style>
    <style:style style:name="Table7.B3" style:family="table-cell" style:data-style-name="N100">
      <style:table-cell-properties fo:padding="0.0382in" fo:border="none"/>
    </style:style>
    <style:style style:name="Table6" style:family="table">
      <style:table-properties style:width="7.3194in" table:align="margins"/>
    </style:style>
    <style:style style:name="Table6.A" style:family="table-column">
      <style:table-column-properties style:column-width="7.3194in" style:rel-column-width="65535*"/>
    </style:style>
    <style:style style:name="Table6.A1" style:family="table-cell">
      <style:table-cell-properties fo:padding="0.0382in" fo:border="none"/>
    </style:style>
    <style:style style:name="Table3" style:family="table">
      <style:table-properties style:width="7.3194in" table:align="margins"/>
    </style:style>
    <style:style style:name="Table3.A" style:family="table-column">
      <style:table-column-properties style:column-width="7.3194in" style:rel-column-width="65535*"/>
    </style:style>
    <style:style style:name="Table3.A1" style:family="table-cell">
      <style:table-cell-properties fo:padding="0.0382in" fo:border="none"/>
    </style:style>
    <style:style style:name="Table5" style:family="table">
      <style:table-properties style:width="7.3229in" fo:margin-left="0in" fo:margin-right="-0.0035in" table:align="margins"/>
    </style:style>
    <style:style style:name="Table5.A" style:family="table-column">
      <style:table-column-properties style:column-width="0.6035in" style:rel-column-width="5400*"/>
    </style:style>
    <style:style style:name="Table5.B" style:family="table-column">
      <style:table-column-properties style:column-width="3.2in" style:rel-column-width="28637*"/>
    </style:style>
    <style:style style:name="Table5.C" style:family="table-column">
      <style:table-column-properties style:column-width="1.7319in" style:rel-column-width="15499*"/>
    </style:style>
    <style:style style:name="Table5.D" style:family="table-column">
      <style:table-column-properties style:column-width="1.7875in" style:rel-column-width="15999*"/>
    </style:style>
    <style:style style:name="Table5.A1" style:family="table-cell">
      <style:table-cell-properties fo:background-color="#333366"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33336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A6" style:family="table-cell" style:data-style-name="N100">
      <style:table-cell-properties fo:padding="0.0382in" fo:border-left="0.0007in solid #000000" fo:border-right="none" fo:border-top="none" fo:border-bottom="0.0007in solid #000000"/>
    </style:style>
    <style:style style:name="Table5.D6" style:family="table-cell" style:data-style-name="N76">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P2" style:family="paragraph" style:parent-style-name="Header">
      <style:paragraph-properties>
        <style:tab-stops>
          <style:tab-stop style:position="9.802in" style:type="right"/>
        </style:tab-stops>
      </style:paragraph-properties>
    </style:style>
    <style:style style:name="P3"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P4" style:family="paragraph" style:parent-style-name="Footer">
      <style:paragraph-properties>
        <style:tab-stops>
          <style:tab-stop style:position="7.2917in" style:type="right"/>
        </style:tab-stops>
      </style:paragraph-properties>
    </style:style>
    <style:style style:name="P5" style:family="paragraph" style:parent-style-name="Footer">
      <style:paragraph-properties>
        <style:tab-stops>
          <style:tab-stop style:position="9.7917in" style:type="right"/>
        </style:tab-stops>
      </style:paragraph-properties>
    </style:style>
    <style:style style:name="P6" style:family="paragraph" style:parent-style-name="Table_20_Contents">
      <style:text-properties fo:font-size="9pt" style:font-size-asian="9pt" style:font-size-complex="9pt"/>
    </style:style>
    <style:style style:name="P7" style:family="paragraph" style:parent-style-name="Standard">
      <style:paragraph-properties fo:line-height="150%"/>
    </style:style>
    <style:style style:name="P8" style:family="paragraph" style:parent-style-name="Standard">
      <style:paragraph-properties fo:line-height="150%"/>
      <style:text-properties fo:color="#333366"/>
    </style:style>
    <style:style style:name="P9"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10" style:family="paragraph" style:parent-style-name="Heading">
      <style:text-properties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Heading">
      <style:text-properties fo:color="#333366"/>
    </style:style>
    <style:style style:name="P12" style:family="paragraph" style:parent-style-name="Heading">
      <style:paragraph-properties fo:break-before="page"/>
      <style:text-properties fo:color="#333366"/>
    </style:style>
    <style:style style:name="P13" style:family="paragraph" style:parent-style-name="Table_20_Heading">
      <style:paragraph-properties fo:text-align="start" style:justify-single-word="false"/>
      <style:text-properties fo:color="#ffffff"/>
    </style:style>
    <style:style style:name="P14" style:family="paragraph" style:parent-style-name="Document_20_Title">
      <style:paragraph-properties fo:text-align="start" style:justify-single-word="false"/>
      <style:text-properties fo:color="#333366" style:font-name="Arial2"/>
    </style:style>
    <style:style style:name="P15" style:family="paragraph" style:parent-style-name="Document_20_Title">
      <style:paragraph-properties fo:text-align="end" style:justify-single-word="false"/>
      <style:text-properties fo:color="#000000" style:font-name="Arial2"/>
    </style:style>
    <style:style style:name="P16" style:family="paragraph" style:parent-style-name="Document_20_Title">
      <style:paragraph-properties fo:text-align="start" style:justify-single-word="false"/>
      <style:text-properties fo:color="#000000" style:font-name="Arial2" fo:font-size="9pt" style:font-size-asian="9pt" style:font-size-complex="9pt"/>
    </style:style>
    <style:style style:name="P17" style:family="paragraph" style:parent-style-name="Standard">
      <style:paragraph-properties fo:margin-top="0.1665in" fo:margin-bottom="0.111in">
        <style:tab-stops>
          <style:tab-stop style:position="0.5in"/>
        </style:tab-stops>
      </style:paragraph-properties>
      <style:text-properties fo:color="#000000" style:text-outline="false" style:text-line-through-style="none" style:font-name="Arial Narrow" fo:font-size="9pt" fo:language="en" fo:country="US" fo:font-style="normal" fo:text-shadow="none" style:text-underline-style="none" fo:font-weight="normal" style:font-name-asian="Arial Narrow1" style:font-size-asian="9pt" style:language-asian="zxx" style:country-asian="none" style:font-style-asian="normal" style:font-weight-asian="normal" style:font-name-complex="Arial Narrow1" style:font-size-complex="9pt" style:language-complex="ar" style:country-complex="SA" style:font-style-complex="normal" style:font-weight-complex="normal" style:text-emphasize="none"/>
    </style:style>
    <style:style style:name="P18" style:family="paragraph" style:parent-style-name="Text_20_body">
      <style:text-properties style:use-window-font-color="true" fo:background-color="transparent"/>
    </style:style>
    <style:style style:name="P19" style:family="paragraph" style:parent-style-name="Standard">
      <style:paragraph-properties fo:line-height="150%" fo:text-align="start" style:justify-single-word="false" style:text-autospace="none" style:writing-mode="lr-tb"/>
      <style:text-properties style:text-outline="false" style:text-line-through-style="none" style:font-name="Arial2" fo:font-size="9pt" fo:font-style="normal" fo:text-shadow="none" style:text-underline-style="none" fo:font-weight="normal" style:font-name-asian="Arial2" style:font-size-asian="9pt" style:font-style-asian="normal" style:font-weight-asian="normal" style:font-name-complex="Arial2" style:font-size-complex="9pt" style:font-style-complex="normal" style:font-weight-complex="normal" style:text-emphasize="none"/>
    </style:style>
    <style:style style:name="P20" style:family="paragraph" style:parent-style-name="Contents_20_1">
      <style:paragraph-properties>
        <style:tab-stops>
          <style:tab-stop style:position="0.25in"/>
          <style:tab-stop style:position="7.3193in" style:type="right" style:leader-style="dotted" style:leader-text="."/>
        </style:tab-stops>
      </style:paragraph-properties>
    </style:style>
    <style:style style:name="P21" style:family="paragraph" style:parent-style-name="Text_20_body">
      <style:paragraph-properties fo:margin-left="0in" fo:margin-right="0in" fo:text-indent="0in" style:auto-text-indent="false"/>
      <style:text-properties style:use-window-font-color="true" style:text-outline="false" style:text-line-through-style="none" style:font-name="Arial" fo:font-size="10pt" fo:font-style="normal" fo:text-shadow="none" style:text-underline-style="none" fo:font-weight="bold" fo:background-color="transparent" style:font-name-asian="MS Mincho" style:font-size-asian="12pt" style:font-style-asian="normal" style:font-weight-asian="bold" style:font-name-complex="Tahoma" style:font-size-complex="12pt" style:font-style-complex="normal" style:font-weight-complex="bold" style:text-emphasize="none" style:text-overline-style="none" style:text-overline-color="font-color"/>
    </style:style>
    <style:style style:name="P22" style:family="paragraph" style:parent-style-name="Heading" style:master-page-name="Content_20_Page">
      <style:paragraph-properties style:page-number="auto" fo:break-before="page"/>
      <style:text-properties fo:color="#333366"/>
    </style:style>
    <style:style style:name="P23" style:family="paragraph" style:parent-style-name="List_20_1">
      <style:text-properties style:use-window-font-color="true" style:font-name="Arial3" fo:background-color="transparent"/>
    </style:style>
    <style:style style:name="P24" style:family="paragraph" style:parent-style-name="List_20_1" style:list-style-name="List_20_1">
      <style:text-properties style:use-window-font-color="true" style:font-name="Arial3" fo:background-color="transparent"/>
    </style:style>
    <style:style style:name="P25" style:family="paragraph" style:parent-style-name="List_20_1" style:list-style-name="List_20_1">
      <style:text-properties style:use-window-font-color="true" fo:background-color="transparent"/>
    </style:style>
    <style:style style:name="P26" style:family="paragraph" style:parent-style-name="List_20_1">
      <style:text-properties style:font-name="Arial3"/>
    </style:style>
    <style:style style:name="P27" style:family="paragraph" style:parent-style-name="List_20_1" style:list-style-name="List_20_1">
      <style:text-properties style:font-name="Arial3"/>
    </style:style>
    <style:style style:name="P28" style:family="paragraph" style:parent-style-name="Heading_20_1">
      <style:text-properties fo:color="#333366" fo:background-color="transparent"/>
    </style:style>
    <style:style style:name="P29" style:family="paragraph" style:parent-style-name="Heading_20_1">
      <style:paragraph-properties fo:break-before="page"/>
      <style:text-properties fo:color="#333366" fo:background-color="transparent"/>
    </style:style>
    <style:style style:name="P30" style:family="paragraph" style:parent-style-name="Heading_20_1">
      <style:paragraph-properties fo:line-height="150%" style:shadow="none" fo:keep-with-next="always"/>
      <style:text-properties fo:color="#333366" style:text-outline="false" style:text-line-through-style="none" style:font-name="Arial2" fo:font-size="12pt" fo:font-style="normal" fo:text-shadow="none" style:text-underline-style="none" fo:font-weight="bold" fo:background-color="transparent" style:font-name-asian="MS Mincho" style:font-size-asian="12pt" style:font-style-asian="normal" style:font-weight-asian="bold" style:font-name-complex="Tahoma" style:font-size-complex="12pt" style:font-style-complex="normal" style:font-weight-complex="bold" style:text-emphasize="none" style:text-overline-style="none" style:text-overline-color="font-color"/>
    </style:style>
    <style:style style:name="P31" style:family="paragraph" style:parent-style-name="Text_20_body" style:list-style-name="List_20_1"/>
    <style:style style:name="P32" style:family="paragraph" style:parent-style-name="Text_20_body" style:list-style-name="List_20_1">
      <style:text-properties style:use-window-font-color="true" style:font-name="Arial" fo:font-size="10pt" fo:background-color="transparent" style:font-style-asian="italic" style:font-style-complex="italic"/>
    </style:style>
    <style:style style:name="P33" style:family="paragraph" style:parent-style-name="Text_20_body" style:list-style-name="List_20_1">
      <style:text-properties style:use-window-font-color="true" style:font-name="Arial" fo:font-size="10pt" fo:background-color="transparent" style:font-style-asian="normal" style:font-style-complex="normal"/>
    </style:style>
    <style:style style:name="P34" style:family="paragraph" style:parent-style-name="Text_20_body" style:list-style-name="List_20_1">
      <style:text-properties style:use-window-font-color="true" style:font-name="Arial" fo:font-size="10pt" fo:font-style="italic" fo:background-color="transparent" style:font-style-asian="italic" style:font-style-complex="italic"/>
    </style:style>
    <style:style style:name="P35" style:family="paragraph" style:parent-style-name="Text_20_body" style:list-style-name="List_20_1">
      <style:text-properties style:use-window-font-color="true" style:font-name="Arial" fo:font-size="10pt" fo:font-style="normal" fo:background-color="transparent" style:font-style-asian="normal" style:font-style-complex="normal"/>
    </style:style>
    <style:style style:name="P36" style:family="paragraph" style:parent-style-name="Text_20_body" style:list-style-name="List_20_1">
      <style:text-properties style:use-window-font-color="true" style:font-name="Arial3" fo:font-style="italic" fo:background-color="transparent" style:font-style-asian="italic" style:font-style-complex="italic"/>
    </style:style>
    <style:style style:name="P37" style:family="paragraph" style:parent-style-name="Text_20_body" style:list-style-name="List_20_1">
      <style:text-properties style:use-window-font-color="true" fo:background-color="transparent"/>
    </style:style>
    <style:style style:name="P38" style:family="paragraph" style:parent-style-name="Text_20_body" style:list-style-name="List_20_1">
      <style:text-properties style:font-name="Arial3"/>
    </style:style>
    <style:style style:name="P39" style:family="paragraph" style:parent-style-name="Text_20_body" style:list-style-name="List_20_1">
      <style:text-properties style:font-name="Arial3" fo:background-color="transparent"/>
    </style:style>
    <style:style style:name="P40" style:family="paragraph" style:parent-style-name="Standard" style:master-page-name="Cover_20_Page">
      <style:paragraph-properties style:page-number="auto"/>
      <style:text-properties fo:font-size="20pt" style:font-size-asian="20pt" style:font-size-complex="20pt"/>
    </style:style>
    <style:style style:name="T1" style:family="text">
      <style:text-properties style:use-window-font-color="true" style:font-name="Arial" fo:font-size="10pt" fo:background-color="transparent" style:font-style-asian="italic" style:font-style-complex="italic"/>
    </style:style>
    <style:style style:name="T2" style:family="text">
      <style:text-properties style:font-name="Arial3"/>
    </style:style>
    <style:style style:name="T3" style:family="text">
      <style:text-properties style:font-name="Arial3" fo:font-style="italic" style:font-style-asian="italic" style:font-style-complex="itali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font-name-asian="Arial2" style:font-name-complex="Arial2"/>
    </style:style>
    <style:style style:name="T8" style:family="text">
      <style:text-properties fo:font-weight="bold"/>
    </style:style>
    <style:style style:name="Sect1"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US Technology </text:p>
      <text:p text:style-name="P7"/>
      <text:p text:style-name="P7"/>
      <text:p text:style-name="Standard"/>
      <text:p text:style-name="Standard"/>
      <text:p text:style-name="Standard"/>
      <text:p text:style-name="Standard"/>
      <text:p text:style-name="Standard"/>
      <text:p text:style-name="Standard"/>
      <text:p text:style-name="Standard"/>
      <text:p text:style-name="P7"/>
      <text:p text:style-name="P7"/>
      <text:p text:style-name="P7"/>
      <table:table table:name="Table2" table:style-name="Table2">
        <table:table-column table:style-name="Table2.A"/>
        <table:table-row>
          <table:table-cell table:style-name="Table2.A1" office:value-type="string">
            <text:p text:style-name="P14">Nội quy công ty</text:p>
          </table:table-cell>
        </table:table-row>
      </table:table>
      <table:table table:name="Table7" table:style-name="Table7">
        <table:table-column table:style-name="Table7.A"/>
        <table:table-column table:style-name="Table7.B"/>
        <table:table-row>
          <table:table-cell table:style-name="Table7.A1" office:value-type="string">
            <text:p text:style-name="P9">Created by:</text:p>
          </table:table-cell>
          <table:table-cell table:style-name="Table7.A1" office:value-type="string">
            <text:p text:style-name="P19">Binh Nguyen-Thanh</text:p>
          </table:table-cell>
        </table:table-row>
        <table:table-row>
          <table:table-cell table:style-name="Table7.A1" office:value-type="string">
            <text:p text:style-name="P9">Effective date:</text:p>
          </table:table-cell>
          <table:table-cell table:style-name="Table7.B2" office:value-type="date" office:date-value="2014-12-03">
            <text:p text:style-name="P19">December 3, 2014</text:p>
          </table:table-cell>
        </table:table-row>
        <table:table-row>
          <table:table-cell table:style-name="Table7.A1" office:value-type="string">
            <text:p text:style-name="P9">Version:</text:p>
          </table:table-cell>
          <table:table-cell table:style-name="Table7.B3" office:value-type="float" office:value="1">
            <text:p text:style-name="P19">2.1</text:p>
          </table:table-cell>
        </table:table-row>
      </table:table>
      <text:p text:style-name="P7"/>
      <text:p text:style-name="P7"/>
      <text:p text:style-name="P7"/>
      <text:p text:style-name="P7"/>
      <text:p text:style-name="P7"/>
      <text:p text:style-name="P7"/>
      <text:p text:style-name="P7"/>
      <text:p text:style-name="P7"/>
      <table:table table:name="Table6" table:style-name="Table6">
        <table:table-column table:style-name="Table6.A"/>
        <table:table-row>
          <table:table-cell table:style-name="Table6.A1" office:value-type="string">
            <text:p text:style-name="P15">Office Administration</text:p>
          </table:table-cell>
        </table:table-row>
      </table:table>
      <text:p text:style-name="P7"/>
      <text:p text:style-name="P7"/>
      <text:p text:style-name="P7"/>
      <text:p text:style-name="P7"/>
      <text:p text:style-name="P7"/>
      <text:p text:style-name="P7"/>
      <text:p text:style-name="P7"/>
      <text:p text:style-name="P7"/>
      <table:table table:name="Table3" table:style-name="Table3">
        <table:table-column table:style-name="Table3.A"/>
        <table:table-row>
          <table:table-cell table:style-name="Table3.A1" office:value-type="string">
            <text:p text:style-name="P16">This document contains confidential and proprietary information which may not disclosed without prior written consent from NUS Technology.</text:p>
          </table:table-cell>
        </table:table-row>
      </table:table>
      <text:p text:style-name="P11"/>
      <text:p text:style-name="P22">Document Contro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Version</text:p>
          </table:table-cell>
          <table:table-cell table:style-name="Table5.A1" office:value-type="string">
            <text:p text:style-name="P13">Change description</text:p>
          </table:table-cell>
          <table:table-cell table:style-name="Table5.A1" office:value-type="string">
            <text:p text:style-name="P13">Changed by</text:p>
          </table:table-cell>
          <table:table-cell table:style-name="Table5.D1" office:value-type="string">
            <text:p text:style-name="P13">Date</text:p>
          </table:table-cell>
        </table:table-row>
        <table:table-row>
          <table:table-cell table:style-name="Table5.A2" office:value-type="string">
            <text:p text:style-name="P6">0.1</text:p>
          </table:table-cell>
          <table:table-cell table:style-name="Table5.A2" office:value-type="string">
            <text:p text:style-name="P6">Creation</text:p>
          </table:table-cell>
          <table:table-cell table:style-name="Table5.A2" office:value-type="string">
            <text:p text:style-name="P6">Binh Nguyen-Thanh</text:p>
          </table:table-cell>
          <table:table-cell table:style-name="Table5.D2" office:value-type="string">
            <text:p text:style-name="P6">July 21, 2013</text:p>
          </table:table-cell>
        </table:table-row>
        <table:table-row>
          <table:table-cell table:style-name="Table5.A2" office:value-type="string">
            <text:p text:style-name="P6">0.2</text:p>
          </table:table-cell>
          <table:table-cell table:style-name="Table5.A2" office:value-type="string">
            <text:p text:style-name="P6">- Remove the section“ Làm việc theo đúng thời gian quy định” <text:line-break/>- <text:s/>Add the section “ Vệ sinh văn phòng”</text:p>
          </table:table-cell>
          <table:table-cell table:style-name="Table5.A2" office:value-type="string">
            <text:p text:style-name="P6">Tham Do-Thi</text:p>
          </table:table-cell>
          <table:table-cell table:style-name="Table5.D2" office:value-type="string">
            <text:p text:style-name="P6">March 25, 2014</text:p>
          </table:table-cell>
        </table:table-row>
        <table:table-row>
          <table:table-cell table:style-name="Table5.A2" office:value-type="string">
            <text:p text:style-name="P6">0.3</text:p>
          </table:table-cell>
          <table:table-cell table:style-name="Table5.A2" office:value-type="string">
            <text:p text:style-name="P6">- Remove the sections:</text:p>
            <text:p text:style-name="P6"><text:s text:c="3"/>+ Bảo vệ dữ liệu</text:p>
            <text:p text:style-name="P6"><text:s text:c="3"/>+ Bảo mật Công ty</text:p>
            <text:p text:style-name="P6">- Add the sections:</text:p>
            <text:p text:style-name="P6"><text:s text:c="3"/>+ Mục tiêu</text:p>
            <text:p text:style-name="P6"><text:s text:c="3"/>+ Phạm vi áp dụng</text:p>
            <text:p text:style-name="P6"><text:s text:c="3"/>+ An toàn lao động và vệ sinh văn phòng</text:p>
            <text:p text:style-name="P6"><text:s text:c="3"/>+ Trách nhiệm vật chất</text:p>
          </table:table-cell>
          <table:table-cell table:style-name="Table5.A2" office:value-type="string">
            <text:p text:style-name="P6">Tham Do-Thi</text:p>
          </table:table-cell>
          <table:table-cell table:style-name="Table5.D2" office:value-type="string">
            <text:p text:style-name="P6">March 28, 2014</text:p>
          </table:table-cell>
        </table:table-row>
        <table:table-row>
          <table:table-cell table:style-name="Table5.A2" office:value-type="string">
            <text:p text:style-name="P6">0.4 </text:p>
          </table:table-cell>
          <table:table-cell table:style-name="Table5.A2" office:value-type="string">
            <text:p text:style-name="P6">- Add the section “ Đặt đồ ăn, thức uống bên ngoài Công ty”</text:p>
          </table:table-cell>
          <table:table-cell table:style-name="Table5.A2" office:value-type="string">
            <text:p text:style-name="P6">Tham Do-Thi</text:p>
          </table:table-cell>
          <table:table-cell table:style-name="Table5.D2" office:value-type="string">
            <text:p text:style-name="P6">April 28, 2014</text:p>
          </table:table-cell>
        </table:table-row>
        <table:table-row>
          <table:table-cell table:style-name="Table5.A6" office:value-type="float" office:value="1">
            <text:p text:style-name="P6">1.0</text:p>
          </table:table-cell>
          <table:table-cell table:style-name="Table5.A2" office:value-type="string">
            <text:p text:style-name="P6">Change status to Approved</text:p>
          </table:table-cell>
          <table:table-cell table:style-name="Table5.A2" office:value-type="string">
            <text:p text:style-name="P6">Thuy Le-Thi-Thanh</text:p>
          </table:table-cell>
          <table:table-cell table:style-name="Table5.D6" office:value-type="date" office:date-value="2014-08-19">
            <text:p text:style-name="P6">August 19, 2014</text:p>
          </table:table-cell>
        </table:table-row>
        <table:table-row>
          <table:table-cell table:style-name="Table5.A6" office:value-type="float" office:value="0">
            <text:p text:style-name="P6">1.1</text:p>
          </table:table-cell>
          <table:table-cell table:style-name="Table5.A2" office:value-type="string">
            <text:p text:style-name="P6">Update:</text:p>
            <text:p text:style-name="P6">- Ý thức tiết kiệm – chống lãng phí</text:p>
          </table:table-cell>
          <table:table-cell table:style-name="Table5.A2" office:value-type="string">
            <text:p text:style-name="P6">Thuy Le-Thi-Thanh</text:p>
          </table:table-cell>
          <table:table-cell table:style-name="Table5.D6" office:value-type="date" office:date-value="2014-12-01">
            <text:p text:style-name="P6">December 1, 2014</text:p>
          </table:table-cell>
        </table:table-row>
        <table:table-row>
          <table:table-cell table:style-name="Table5.A6" office:value-type="float" office:value="0">
            <text:p text:style-name="P6">2.0</text:p>
          </table:table-cell>
          <table:table-cell table:style-name="Table5.A2" office:value-type="string">
            <text:p text:style-name="P6">Change status to Approved</text:p>
          </table:table-cell>
          <table:table-cell table:style-name="Table5.A2" office:value-type="string">
            <text:p text:style-name="P6">Thuy Le-Thi-Thanh</text:p>
          </table:table-cell>
          <table:table-cell table:style-name="Table5.D6" office:value-type="date" office:date-value="2014-12-03">
            <text:p text:style-name="P6">December 3, 2014</text:p>
          </table:table-cell>
        </table:table-row>
        <table:table-row>
          <table:table-cell table:style-name="Table5.A6" office:value-type="float" office:value="0">
            <text:p text:style-name="P6">2.1</text:p>
          </table:table-cell>
          <table:table-cell table:style-name="Table5.A2" office:value-type="string">
            <text:p text:style-name="P6">- Add the sections:<text:line-break/> + Quy định về công bố thông tin</text:p>
          </table:table-cell>
          <table:table-cell table:style-name="Table5.A2" office:value-type="string">
            <text:p text:style-name="P6">Nga Thai-Ngoc</text:p>
          </table:table-cell>
          <table:table-cell table:style-name="Table5.D6" office:value-type="date" office:date-value="2017-06-26">
            <text:p text:style-name="P6">June 26, 2017</text:p>
          </table:table-cell>
        </table:table-row>
      </table:table>
      <text:p text:style-name="P7"/>
      <text:p text:style-name="P10"/>
      <text:p text:style-name="P17"/>
      <text:p text:style-name="P12">Table of Contents</text:p>
      <text:table-of-content text:style-name="Sect1" text:protected="true" text:name="Table of Contents2">
        <text:table-of-content-source text:outline-level="3" text:use-index-marks="false">
          <text:index-title-template text:style-name="Contents_20_Heading"/>
          <text:table-of-content-entry-template text:outline-level="1" text:style-name="Contents_20_1">
            <text:index-entry-chapter/>
            <text:index-entry-tab-stop style:type="left" style:position="0.25in" style:leader-char=" "/>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35in"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ab-stop style:type="left" style:position="0.55in"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1.<text:tab/><text:a xlink:type="simple" xlink:href="#__RefHeading__4559_982658283" text:style-name="Internet_20_link" text:visited-style-name="Internet_20_link">Mục tiêu</text:a><text:tab/>4</text:p>
          <text:p text:style-name="P20">2.<text:tab/><text:a xlink:type="simple" xlink:href="#__RefHeading__1068_639711804" text:style-name="Internet_20_link" text:visited-style-name="Internet_20_link">Phạm vi áp dụng</text:a><text:tab/>4</text:p>
          <text:p text:style-name="P20">3.<text:tab/><text:a xlink:type="simple" xlink:href="#__RefHeading__1070_639711804" text:style-name="Internet_20_link" text:visited-style-name="Internet_20_link">Quản lý lao động</text:a><text:tab/>4</text:p>
          <text:p text:style-name="P20">4.<text:tab/><text:a xlink:type="simple" xlink:href="#__RefHeading__1641_639711804" text:style-name="Internet_20_link" text:visited-style-name="Internet_20_link">Sử dụng các phần mềm trong công ty</text:a><text:tab/>4</text:p>
          <text:p text:style-name="P20">5.<text:tab/><text:a xlink:type="simple" xlink:href="#__RefHeading__1072_639711804" text:style-name="Internet_20_link" text:visited-style-name="Internet_20_link">Bảo vệ tài sản công ty</text:a><text:tab/>4</text:p>
          <text:p text:style-name="P20">6.<text:tab/><text:a xlink:type="simple" xlink:href="#__RefHeading__445_631407832" text:style-name="Internet_20_link" text:visited-style-name="Internet_20_link">Đặt đồ ăn, thức uống từ bên ngoài Công ty</text:a><text:tab/>5</text:p>
          <text:p text:style-name="P20">7.<text:tab/><text:a xlink:type="simple" xlink:href="#__RefHeading__1074_639711804" text:style-name="Internet_20_link" text:visited-style-name="Internet_20_link">An toàn lao động và vệ sinh văn phòng</text:a><text:tab/>5</text:p>
          <text:p text:style-name="P20">8.<text:tab/><text:a xlink:type="simple" xlink:href="#__RefHeading__5918_2063746942" text:style-name="Internet_20_link" text:visited-style-name="Internet_20_link">Trách nhiệm vật chất</text:a><text:tab/>5</text:p>
          <text:p text:style-name="P20">9.<text:tab/><text:a xlink:type="simple" xlink:href="#__RefHeading__7534_235318453" text:style-name="Internet_20_link" text:visited-style-name="Internet_20_link">Ý thức tiết kiệm, chống lãng phí</text:a><text:tab/>6</text:p>
        </text:index-body>
      </text:table-of-content>
      <text:p text:style-name="P8"/>
      <text:h text:style-name="P29" text:outline-level="1"><text:bookmark-start text:name="__RefHeading__4559_982658283"/>Mục tiêu<text:bookmark-end text:name="__RefHeading__4559_982658283"/></text:h>
      <text:list xml:id="list5916835443516144218" text:style-name="List_20_1">
        <text:list-item>
          <text:p text:style-name="List_20_1">Hướng dẫn nhân viên thực hiện nghiêm túc các nội quy mà Công ty đề ra một cách thống nhất.</text:p>
        </text:list-item>
        <text:list-item>
          <text:p text:style-name="P23">Căn cứ để Công ty xử lý kỷ luật khi có vi phạm xảy ra.</text:p>
        </text:list-item>
      </text:list>
      <text:h text:style-name="P28" text:outline-level="1"><text:bookmark-start text:name="__RefHeading__1068_639711804"/>Phạm vi áp dụng<text:bookmark-end text:name="__RefHeading__1068_639711804"/></text:h>
      <text:p text:style-name="P18">Đây là nội quy lao động áp dụng cho toàn thể nhân viên làm việc tại công ty NUS Technology.</text:p>
      <text:h text:style-name="P28" text:outline-level="1"><text:bookmark-start text:name="__RefHeading__1070_639711804"/>Quản lý lao động<text:bookmark-end text:name="__RefHeading__1070_639711804"/></text:h>
      <text:list xml:id="list29554886" text:continue-numbering="true" text:style-name="List_20_1">
        <text:list-item>
          <text:p text:style-name="P23">Tất cả nhân viên phải đi làm theo đúng giờ đã cam kết với Công ty.</text:p>
        </text:list-item>
        <text:list-item>
          <text:p text:style-name="P27">Trong giờ làm việc nhân viên không được làm việc riêng vì mục đích cá nhân như vào Facebook, đọc báo điện tử,... làm ảnh hưởng đến hiệu quả công việc.</text:p>
        </text:list-item>
        <text:list-item>
          <text:p text:style-name="P26">Nhân viên không được phép chơi game trong công ty (kể cả trong hay ngoài giờ làm việc).</text:p>
        </text:list-item>
        <text:list-item>
          <text:p text:style-name="P26">Nếu cần, nhân viên có thể ra ngoài thư giãn nhưng không quá 10 phút</text:p>
        </text:list-item>
      </text:list>
      <text:h text:style-name="P28" text:outline-level="1"><text:bookmark-start text:name="__RefHeading__1641_639711804"/>Sử dụng các phần mềm trong công ty<text:bookmark-end text:name="__RefHeading__1641_639711804"/></text:h>
      <text:list xml:id="list29523515" text:continue-numbering="true" text:style-name="List_20_1">
        <text:list-item>
          <text:p text:style-name="List_20_1">Đối với máy tính do Công ty trang bị:</text:p>
          <text:list>
            <text:list-item>
              <text:p text:style-name="P32">Tất cả nhân viên khi sử dụng máy tính do Công ty trang bị chỉ được phép cài đặt và sử dụng các phần mềm miễn phí hoặc có bản quyền. Nhân viên chỉ nên cài đặt các phần mềm phục vụ công việc (tránh cài đặt quá nhiều sẽ gây ảnh hưởng đến hiệu quả hoạt động của máy).</text:p>
            </text:list-item>
            <text:list-item>
              <text:p text:style-name="P32">Nếu do yêu cầu công việc, nhân viên có nhu cầu sử dụng những phần mềm khác, nhân viên cần có văn bản hoặc email đề nghị xin phép sử dụng, gửi đến cho Giám Đốc hoặc những bộ phận có trách nhiệm.</text:p>
            </text:list-item>
            <text:list-item>
              <text:p text:style-name="P32">Nếu tự ý cài đặt phần mềm, nhân viên sẽ hoàn toàn chịu trách nhiệm trước Giám Đốc và đoàn kiểm tra của Bộ Thông Tin Văn Hóa.</text:p>
            </text:list-item>
          </text:list>
        </text:list-item>
        <text:list-item>
          <text:p text:style-name="P27">Đối với máy tính của cá nhân nhân viên &amp; được sử dụng cho công việc tại công ty:</text:p>
          <text:list>
            <text:list-item>
              <text:p text:style-name="P38">Không áp dụng các quy định trên cho những máy tính của cá nhân nhân viên. Tuy nhiên, công ty cũng khuyến khích các cá nhân chỉ cài đặt những phần mềm phục vụ vì mục đích công việc (trong trường hợp máy tính cá nhân được sử dụng cho công việc tại công ty). </text:p>
            </text:list-item>
            <text:list-item>
              <text:p text:style-name="P31"><text:span text:style-name="T2">Nhân viên phải tự chịu trách nhiệm </text:span><text:span text:style-name="T1">trước Giám Đốc và đoàn kiểm tra của Bộ Thông Tin Văn Hóa</text:span><text:span text:style-name="T2"> về những phần mềm mà mình cài đặt trong máy tính cá nhân. </text:span></text:p>
            </text:list-item>
          </text:list>
        </text:list-item>
        <text:list-item>
          <text:p text:style-name="P39">Sử dụng các công cụ giao tiếp trong Công ty</text:p>
          <text:list>
            <text:list-item>
              <text:p text:style-name="P39">Skype và Email Công ty được sử dụng như các kênh giao tiếp chính thức trong Công ty; nhân viên phải luôn bật và thường xuyên kiểm tra Skype và Email Công ty trong suốt giờ làm việc.</text:p>
            </text:list-item>
            <text:list-item>
              <text:p text:style-name="P39">Ngoài ra, các công cụ giao tiếp khác sẽ được sử dụng tùy thuộc yêu cầu công việc cụ thể của từng dự án. </text:p>
            </text:list-item>
          </text:list>
        </text:list-item>
      </text:list>
      <text:h text:style-name="P28" text:outline-level="1"><text:bookmark-start text:name="__RefHeading__1072_639711804"/>Bảo vệ tài sản công ty<text:bookmark-end text:name="__RefHeading__1072_639711804"/></text:h>
      <text:list xml:id="list29539842" text:continue-numbering="true" text:style-name="List_20_1">
        <text:list-item>
          <text:p text:style-name="List_20_1">Tất cả nhân viên Công ty phải có ý thức trách nhiệm gìn giữ, bảo quản tốt và sử dụng hiệu quả tài sản, máy móc, trang thiết bị và phương tiện làm việc.</text:p>
        </text:list-item>
        <text:list-item>
          <text:p text:style-name="P24">Nhân viên không được phép tự ý tháo lắp, gỡ bỏ, thay thế phần cứng máy tính của mình hay của đồng nghiệp. Nếu có phải có, phải có sự cho phép của Giám đốc hoặc những bộ phận có trách nhiệm. Khi nhân viên tiến hành tháo lắp, gỡ bỏ, cần có sự chứng kiến của bộ phận có trách nhiệm.</text:p>
        </text:list-item>
        <text:list-item>
          <text:p text:style-name="P23"><text:soft-page-break/>Nhân viên không được tiến hành di dời bất cứ tài sản nào của Công ty ra khỏi phạm vi Công ty nếu không được phép của người quản lý (những tài sản này bao gồm những tài liệu bảo mật của các dự án và khách hàng).</text:p>
        </text:list-item>
        <text:list-item>
          <text:p text:style-name="P23">Nhân viên cần tắt màn hình máy tính khi rời máy quá 10 phút, tắt máy khi ra ngoài quá 30 phút.</text:p>
        </text:list-item>
        <text:list-item>
          <text:p text:style-name="P24">Người cuối cùng rời khỏi Công ty (khi ra về cuối ngày) có trách nhiệm đóng cửa sổ, tắt máy tính, máy lạnh, đèn...và khóa cửa. </text:p>
          <text:p text:style-name="P36">Note: Trong trường hợp là người về sau cùng thì cần lưu ý tắt thêm cầu dao điện.</text:p>
        </text:list-item>
        <text:list-item>
          <text:p text:style-name="P23">Khi không có nhu cầu sử dụng nữa hoặc khi nghỉ việc, nhân viên phải bàn giao lại tài sản cho Công ty.</text:p>
        </text:list-item>
      </text:list>
      <text:h text:style-name="P28" text:outline-level="1"><text:bookmark-start text:name="__RefHeading__445_631407832"/>Đặt đồ ăn, thức uống từ bên ngoài Công ty<text:bookmark-end text:name="__RefHeading__445_631407832"/></text:h>
      <text:p text:style-name="P18">Tất cả các trường hợp đặt đồ ăn, thức uống Room Công ty sẽ tiếp nhận thông báo, nhân viên Công ty có nhu cầu PM cho người đảm nhận order.</text:p>
      <text:list xml:id="list29541103" text:continue-numbering="true" text:style-name="List_20_1">
        <text:list-item>
          <text:p text:style-name="List_20_1">Trường hợp do Công ty tổ chức hoặc nhân viên mời toàn bộ Công ty:</text:p>
          <text:list>
            <text:list-item>
              <text:p text:style-name="P24">Bộ phận Admin sẽ đảm nhận việc order.</text:p>
            </text:list-item>
            <text:list-item>
              <text:p text:style-name="P24">Sau 10 phút, nếu chưa đủ các thành viên, Bộ phận Admin sẽ thông báo lại một lần trên Room, các trường hợp còn lại Bộ phận Admin sẽ PM riêng để <text:s/>xác nhận. Kết sổ sau 15 phút.</text:p>
            </text:list-item>
          </text:list>
        </text:list-item>
        <text:list-item>
          <text:p text:style-name="List_20_1">Trường hợp các nhóm/cá nhân tự tổ chức:</text:p>
          <text:list>
            <text:list-item>
              <text:p text:style-name="List_20_1">Các nhóm tự cử người đảm nhận việc order, trường hợp cá nhân thì nhân viên đó đảm nhận.</text:p>
            </text:list-item>
            <text:list-item>
              <text:p text:style-name="List_20_1">Kết sổ sau 10 phút kể từ khi có thông báo, nhân viên nào không PM coi như không có nhu cầu.</text:p>
            </text:list-item>
            <text:list-item>
              <text:p text:style-name="List_20_1"><text:span text:style-name="T3">Note: Nếu chưa đủ số lượng món để order, người <text:s/>tổ chức có thể PM riêng các nhân viên khác để hỏi thêm</text:span><text:span text:style-name="T5">.</text:span></text:p>
            </text:list-item>
          </text:list>
        </text:list-item>
      </text:list>
      <text:h text:style-name="P28" text:outline-level="1"><text:bookmark-start text:name="__RefHeading__1074_639711804"/>An toàn lao động và vệ sinh văn phòng<text:bookmark-end text:name="__RefHeading__1074_639711804"/></text:h>
      <text:list xml:id="list29526362" text:continue-numbering="true" text:style-name="List_20_1">
        <text:list-item>
          <text:p text:style-name="P25">An toàn về phòng cháy chữa cháy:</text:p>
          <text:list>
            <text:list-item>
              <text:p text:style-name="P25">Nhân viên tuyệt đối không mang các chất nổ, chất dễ cháy và các chất độc hại khác vào Công ty.</text:p>
            </text:list-item>
            <text:list-item>
              <text:p text:style-name="P25">Nhân viên không được phép hút thuốc trong văn phòng.</text:p>
            </text:list-item>
            <text:list-item>
              <text:p text:style-name="P25">Mọi nhân viên trước khi ra về phải kiểm tra và áp dụng các biện pháp an toàn về điện (tắt tất cả các đồ dùng và thiết bị sử dụng điện như máy tính, đèn, quạt, máy lạnh, cúp cầu dao...)</text:p>
            </text:list-item>
          </text:list>
        </text:list-item>
        <text:list-item>
          <text:p text:style-name="P37">Vệ sinh văn phòng:</text:p>
          <text:list>
            <text:list-item>
              <text:p text:style-name="P37">Tất cả thành viên công ty cần để rác đúng nơi quy định, giữ gìn vệ sinh chung. Không xả rác trong công ty (khu vực bàn làm việc của mình, của đồng nghiệp cũng như các khu vực chung).</text:p>
              <text:list>
                <text:list-item>
                  <text:p text:style-name="P37">Các loại rác văn phòng (giấy, vỏ bút, ghim...) và rác vô cơ có kích thước nhỏ (vỏ cafe, trà...) bỏ vào thùng rác đặt trong văn phòng Công ty.</text:p>
                </text:list-item>
                <text:list-item>
                  <text:p text:style-name="P37">Tất cả các loại rác còn lại (rác hữu cơ: rau, củ, quả, vỏ trái cây, thức ăn thừa...; hộp giấy, hộp nhựa đựng đồ ăn, thức uống...) phải đưa ra bỏ vào thùng rác ngoài hành lang tránh gây mùi ảnh hưởng tới môi trường làm việc.</text:p>
                </text:list-item>
              </text:list>
            </text:list-item>
            <text:list-item>
              <text:p text:style-name="P37">Chỉ đổ nước lọc vào xô đựng nước chung. Ngoài ra không đổ bất cứ loại nước (ví dụ: trà, cafe, nước ngọt,...), hay bất cứ thứ nào khác vào xô.</text:p>
            </text:list-item>
            <text:list-item>
              <text:p text:style-name="P37">Tất cả nhân viên có trách nhiệm giữ gìn gọn gàng, sạch sẽ khu vực cá nhân, đồng nghiệp và các khu vực chung.</text:p>
            </text:list-item>
          </text:list>
        </text:list-item>
      </text:list>
      <text:h text:style-name="P28" text:outline-level="1"><text:bookmark-start text:name="__RefHeading__5918_2063746942"/><text:soft-page-break/>Trách nhiệm vật chất<text:bookmark-end text:name="__RefHeading__5918_2063746942"/></text:h>
      <text:list xml:id="list29528251" text:continue-numbering="true" text:style-name="List_20_1">
        <text:list-item>
          <text:p text:style-name="P32">Nhân viên làm hư hỏng thiết bị hoặc có hành vi khác làm thiệt hại tài sản của Công ty thì phải bồi thường theo <text:s/>quy định của pháp luật và Công ty.</text:p>
          <text:p text:style-name="P34">Note: Các trường hợp bất khả kháng thì không phải bồi thường.</text:p>
        </text:list-item>
      </text:list>
      <text:h text:style-name="P28" text:outline-level="1"><text:bookmark-start text:name="__RefHeading__7534_235318453"/>Ý thức tiết kiệm, chống lãng phí<text:bookmark-end text:name="__RefHeading__7534_235318453"/></text:h>
      <text:list xml:id="list29531182" text:continue-numbering="true" text:style-name="List_20_1">
        <text:list-item>
          <text:p text:style-name="P32"><text:span text:style-name="T6">Khuyến khích tất cả nhân viên sử dụng một cách khoa học, tiết kiệm các trang thiết bị, điện, nước, văn phòng phẩm,... mà vẫn bảo đảm đảm bảo hiệu quả công việc (ví dụ scan tài liệu / gửi email thay vì in,...)</text:span><text:span text:style-name="T4">.</text:span></text:p>
        </text:list-item>
        <text:list-item>
          <text:p text:style-name="P35">Tắt bớt số lượng máy lạnh khi không cần thiết / còn ít người sử dụng.</text:p>
        </text:list-item>
        <text:list-item>
          <text:p text:style-name="P35">Tắt điện trang thiết bị, máy lạnh, đèn, … trong phòng họp sau khi sử dụng xong.</text:p>
        </text:list-item>
      </text:list>
      <text:h text:style-name="P30" text:outline-level="1">Quy định về công bố thông tin</text:h>
      <text:list xml:id="list29540543" text:continue-numbering="true" text:style-name="List_20_1">
        <text:list-item>
          <text:p text:style-name="P33">Nhân viên Công ty ko lên các kênh thông tin mang tính đại chúng ví dụ báo, đài, mạng xã hội, trang tìm việc,....để đưa ra những đánh giá về Công ty, về dự án, về đồng nghiệp, về khách hàng...mà ko có sự đồng ý của Công ty.</text:p>
        </text:list-item>
        <text:list-item>
          <text:p text:style-name="P33"><text:span text:style-name="T7">Các ý kiến đóng góp cho Công ty cần thông </text:span>qua các kênh thông tin nội bộ của Công ty:</text:p>
          <text:p text:style-name="P33"><text:span text:style-name="T8">Internal Feedback Channel</text:span>: <text:a xlink:type="simple" xlink:href="https://www.nustechnology.com/feedbacks" text:style-name="Internet_20_link" text:visited-style-name="Visited_20_Internet_20_Link">https://www.nustechnology.com/feedbacks</text:a></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Arial Narrow1" svg:font-family="'Arial Narrow'"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style:text-properties style:font-name="Arial" fo:font-size="10pt" fo:font-style="normal" style:font-style-asian="italic" style:font-style-complex="italic"/>
    </style:style>
    <style:style style:name="Header" style:family="paragraph" style:parent-style-name="Standard" style:class="extra">
      <style:paragraph-properties fo:margin-top="0.0201in" fo:margin-bottom="0in" fo:padding="0.0201in" fo:border-left="none" fo:border-right="none" fo:border-top="none" fo:border-bottom="0.0008in solid #4c4c4c" style:shadow="none" text:number-lines="false" text:line-number="0">
        <style:tab-stops>
          <style:tab-stop style:position="7.3126in" style:type="right"/>
        </style:tab-stops>
      </style:paragraph-properties>
      <style:text-properties fo:color="#4c4c4c" style:font-name="Times New Roman" fo:font-size="9pt" fo:font-style="normal" fo:font-weight="normal" style:font-size-asian="8pt" style:font-size-complex="8pt"/>
    </style:style>
    <style:style style:name="Footer" style:family="paragraph" style:parent-style-name="Standard" style:list-style-name="" style:class="extra">
      <style:paragraph-properties fo:line-height="100%" fo:padding-left="0.0201in" fo:padding-right="0.0201in" fo:padding-top="0.0402in" fo:padding-bottom="0.0201in" fo:border-left="none" fo:border-right="none" fo:border-top="0.0008in solid #4c4c4c" fo:border-bottom="none" style:shadow="none" text:number-lines="false" text:line-number="0" style:text-autospace="none" style:writing-mode="lr-tb">
        <style:tab-stops/>
      </style:paragraph-properties>
      <style:text-properties fo:color="#4c4c4c" style:text-outline="false" style:text-line-through-style="none" style:font-name="Times New Roman" fo:font-size="9pt" fo:font-style="normal" fo:text-shadow="none" style:text-underline-style="none" fo:font-weight="normal" style:font-name-asian="Arial2" style:font-style-asian="normal" style:font-name-complex="Arial2" style:font-style-complex="normal" style:text-emphasize="non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Heading" style:family="paragraph" style:parent-style-name="Standard" style:next-style-name="Text_20_body" style:class="text">
      <style:paragraph-properties fo:margin-top="0.0598in" fo:margin-bottom="0in" fo:line-height="150%" style:shadow="none" fo:keep-with-next="always"/>
      <style:text-properties fo:color="#280099" style:font-name="Arial2" fo:font-size="15pt" fo:font-style="italic" fo:font-weight="normal" style:font-name-asian="MS Mincho" style:font-size-asian="15pt" style:font-style-asian="italic" style:font-weight-asian="normal" style:font-name-complex="Tahoma" style:font-size-complex="15pt" style:font-style-complex="italic" style:font-weight-complex="normal"/>
    </style:style>
    <style:style style:name="Text_20_body" style:display-name="Text body" style:family="paragraph" style:parent-style-name="Standard" style:class="text">
      <style:paragraph-properties fo:margin-left="0.5in" fo:margin-right="0in" fo:margin-top="0.0201in" fo:margin-bottom="0.0799in" fo:line-height="100%" fo:text-align="justify" style:justify-single-word="false" fo:text-indent="0in" style:auto-text-indent="false" style:shadow="none">
        <style:tab-stops/>
      </style:paragraph-properties>
      <style:text-properties fo:font-style="normal"/>
    </style:style>
    <style:style style:name="Table_20_index_20_heading" style:display-name="Table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5pt" fo:font-weight="normal"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margin-left="0.5209in" fo:margin-right="0in" fo:margin-top="0in" fo:margin-bottom="0in" fo:text-align="center" style:justify-single-word="false" fo:text-indent="0in" style:auto-text-indent="false" style:page-number="auto">
        <style:tab-stops/>
      </style:paragraph-properties>
      <style:text-properties fo:font-size="9pt"/>
    </style:style>
    <style:style style:name="Company_20_Title" style:display-name="Company Title" style:family="paragraph" style:parent-style-name="Table_20_Contents">
      <style:paragraph-properties fo:line-height="150%" fo:background-color="transparent" style:shadow="none">
        <style:background-image/>
      </style:paragraph-properties>
      <style:text-properties fo:color="#280099" style:font-name="Arial2" fo:font-size="28pt" fo:font-weight="normal" style:font-size-asian="28pt" style:font-weight-asian="bold" style:font-size-complex="28pt" style:font-weight-complex="bold"/>
    </style:style>
    <style:style style:name="Project_20_Title" style:display-name="Project Title" style:family="paragraph" style:parent-style-name="Table_20_Contents">
      <style:paragraph-properties fo:line-height="150%" fo:text-align="end" style:justify-single-word="false"/>
      <style:text-properties fo:color="#99284c" style:font-name="Arial1" fo:font-size="24pt" fo:font-style="italic" fo:font-weight="normal" style:font-size-asian="24pt" style:font-style-asian="italic" style:font-weight-asian="normal" style:font-size-complex="24pt" style:font-style-complex="italic" style:font-weight-complex="normal"/>
    </style:style>
    <style:style style:name="Document_20_Title" style:display-name="Document Title" style:family="paragraph" style:parent-style-name="Table_20_Contents">
      <style:paragraph-properties fo:line-height="150%" fo:text-align="end" style:justify-single-word="false"/>
      <style:text-properties fo:color="#280099" style:font-name="Times New Roman1" fo:font-size="32pt" style:font-size-asian="32pt" style:font-size-complex="32pt"/>
    </style:style>
    <style:style style:name="Heading_20_1" style:display-name="Heading 1" style:family="paragraph" style:parent-style-name="Heading" style:next-style-name="Text_20_body" style:default-outline-level="1" style:class="text" style:master-page-name="">
      <style:paragraph-properties fo:margin-left="0.5in" fo:margin-right="0in" fo:margin-top="0in" fo:margin-bottom="0in" fo:text-indent="-0.5in" style:auto-text-indent="false" style:page-number="auto" fo:background-color="transparent">
        <style:tab-stops/>
        <style:background-image/>
      </style:paragraph-properties>
      <style:text-properties fo:color="#280099" style:font-name="Arial2" fo:font-size="12pt" fo:font-style="normal" fo:font-weight="bold" style:font-size-asian="12pt" style:font-style-asian="normal" style:font-weight-asian="bold" style:font-size-complex="12pt"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margin-top="0in" fo:margin-bottom="0in" fo:text-indent="-0.5in" style:auto-text-indent="false">
        <style:tab-stops/>
      </style:paragraph-properties>
      <style:text-properties fo:color="#000000" style:font-name="Arial2" fo:font-size="11pt" fo:font-style="normal" fo:font-weight="bold" style:font-size-asian="11pt" style:font-style-asian="normal" style:font-weight-asian="bold" style:font-size-complex="11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fo:text-indent="-0.5in" style:auto-text-indent="false">
        <style:tab-stops/>
      </style:paragraph-properties>
      <style:text-properties fo:color="#000000" style:font-name="Arial1" fo:font-size="10.5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00" style:font-name="Arial1" fo:font-size="10pt" fo:font-style="italic" fo:font-weight="bold" style:font-size-asian="85%" style:font-style-asian="italic" style:font-weight-asian="bold" style:font-size-complex="85%" style:font-style-complex="italic" style:font-weight-complex="bold"/>
    </style:style>
    <style:style style:name="List" style:family="paragraph" style:list-style-name="" style:class="list">
      <style:text-properties style:font-name="Arial3" fo:font-size="10pt"/>
    </style:style>
    <style:style style:name="List_20_1" style:display-name="List 1" style:family="paragraph" style:parent-style-name="List" style:list-style-name="List_20_1" style:class="list" style:master-page-name="">
      <style:paragraph-properties fo:margin-top="0.0201in" fo:margin-bottom="0.0799in" fo:line-height="100%" fo:text-align="justify" style:justify-single-word="false" style:page-number="auto" fo:background-color="transparent" style:shadow="none">
        <style:tab-stops/>
        <style:background-image/>
      </style:paragraph-properties>
      <style:text-properties fo:font-size="10pt" style:font-size-asian="10pt" style:font-size-complex="10pt"/>
    </style:style>
    <style:style style:name="List_20_2" style:display-name="List 2" style:family="paragraph" style:parent-style-name="List" style:list-style-name="List_20_2" style:class="list">
      <style:paragraph-properties fo:margin-top="0in" fo:margin-bottom="0in" fo:line-height="150%">
        <style:tab-stops/>
      </style:paragraph-properties>
    </style:style>
    <style:style style:name="Numbering_20_1" style:display-name="Numbering 1" style:family="paragraph" style:parent-style-name="List" style:list-style-name="Numbering_20_1" style:class="list">
      <style:paragraph-properties fo:margin-top="0.0201in" fo:margin-bottom="0.0799in" fo:line-height="100%" text:number-lines="true" text:line-number="0"/>
    </style:style>
    <style:style style:name="Numbering_20_2" style:display-name="Numbering 2" style:family="paragraph" style:parent-style-name="List" style:list-style-name="Numbering_20_2" style:class="list">
      <style:paragraph-properties fo:margin-top="0.0201in" fo:margin-bottom="0.0799in" fo:text-align="justify" style:justify-single-word="false">
        <style:tab-stops/>
      </style:paragraph-properties>
    </style:style>
    <style:style style:name="Index_20_1" style:display-name="Index 1" style:family="paragraph" style:parent-style-name="Index" style:class="index">
      <style:paragraph-properties fo:margin-left="0in" fo:margin-right="0in" fo:margin-top="0in" fo:margin-bottom="0in" fo:text-indent="0in" style:auto-text-indent="false"/>
    </style:style>
    <style:style style:name="Contents_20_1" style:display-name="Contents 1" style:family="paragraph" style:parent-style-name="Index" style:list-style-name="" style:class="index" style:master-page-name="">
      <style:paragraph-properties fo:line-height="150%" fo:text-align="justify" style:justify-single-word="false" style:page-number="auto" fo:background-color="transparent" style:shadow="none">
        <style:tab-stops>
          <style:tab-stop style:position="0.25in"/>
          <style:tab-stop style:position="7.3193in" style:type="right" style:leader-style="dotted" style:leader-text="."/>
        </style:tab-stops>
        <style:background-image/>
      </style:paragraph-properties>
      <style:text-properties fo:font-style="normal"/>
    </style:style>
    <style:style style:name="Contents_20_2" style:display-name="Contents 2" style:family="paragraph" style:parent-style-name="Index" style:list-style-name="" style:class="index">
      <style:paragraph-properties fo:margin-left="0.25in" fo:margin-right="0in" fo:margin-top="0in" fo:margin-bottom="0in" fo:line-height="150%" fo:text-align="justify" style:justify-single-word="false" fo:text-indent="0in" style:auto-text-indent="false">
        <style:tab-stops/>
      </style:paragraph-properties>
      <style:text-properties fo:font-style="normal"/>
    </style:style>
    <style:style style:name="Contents_20_3" style:display-name="Contents 3" style:family="paragraph" style:parent-style-name="Index" style:class="index">
      <style:paragraph-properties fo:margin-left="0.6in" fo:margin-right="0in" fo:margin-top="0in" fo:margin-bottom="0in" fo:line-height="150%" fo:text-align="justify" style:justify-single-word="false" fo:text-indent="0in" style:auto-text-indent="false">
        <style:tab-stops/>
      </style:paragraph-properties>
      <style:text-properties fo:font-style="normal"/>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53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6.336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6.140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943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74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550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parent-style-name="Index" style:class="index">
      <style:paragraph-properties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left="0in" fo:margin-right="0in" fo:margin-top="0in" fo:margin-bottom="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3" style:display-name="List 3" style:family="paragraph" style:parent-style-name="List" style:list-style-name="List_20_3" style:class="list">
      <style:paragraph-properties fo:margin-top="0.0201in" fo:margin-bottom="0.0402in" fo:text-align="justify" style:justify-single-word="false"/>
    </style:style>
    <style:style style:name="Table_20_Heading1" style:display-name="Table Heading1" style:family="paragraph" style:parent-style-name="Table_20_Heading">
      <style:paragraph-properties fo:text-align="justify" style:justify-single-word="false"/>
      <style:text-properties fo:color="#ffffff"/>
    </style:style>
    <style:style style:name="Table_20_Heading2" style:display-name="Table Heading2" style:family="paragraph" style:parent-style-name="Table_20_Contents">
      <style:paragraph-properties fo:text-align="justify" style:justify-single-word="false"/>
      <style:text-properties fo:font-size="10pt" fo:font-weight="bold" style:font-weight-asian="bold" style:font-weight-complex="bold"/>
    </style:style>
    <style:style style:name="Table_20_Heading3" style:display-name="Table Heading3" style:family="paragraph" style:parent-style-name="Table_20_Contents">
      <style:paragraph-properties fo:text-align="justify" style:justify-single-word="false"/>
      <style:text-properties fo:font-size="10pt" fo:font-weight="bold" style:font-weight-asian="bold" style:font-weight-complex="bold"/>
    </style:style>
    <style:style style:name="Illustration" style:family="paragraph" style:parent-style-name="Caption" style:class="extra">
      <style:paragraph-properties fo:line-height="150%" fo:text-align="center" style:justify-single-word="false"/>
      <style:text-properties fo:font-size="9pt"/>
    </style:style>
    <style:style style:name="Illustration_20_Index_20_Heading" style:display-name="Illustration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3pt" fo:font-weight="normal"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background-color="transparent"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User_20_Entry" style:display-name="User Entry"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flow-with-text="fals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5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7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2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5in"/>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Wingdings"/>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fo:text-indent="-0.15in" fo:margin-left="0.1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15in" fo:text-indent="-0.15in" fo:margin-left="0.3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in" fo:text-indent="-0.15in" fo:margin-left="0.4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5in" fo:text-indent="-0.15in" fo:margin-left="0.6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0.6in" fo:text-indent="-0.15in" fo:margin-left="0.7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5in" fo:text-indent="-0.15in" fo:margin-left="0.9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9in" fo:text-indent="-0.25in" fo:margin-left="1.1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1.15in" fo:text-indent="-0.15in" fo:margin-left="1.3in"/>
        </style:list-level-properties>
        <style:text-properties style:font-name="Wingdings"/>
      </text:list-level-style-bullet>
      <text:list-level-style-bullet text:level="9"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MP2"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MP3" style:family="paragraph" style:parent-style-name="Footer">
      <style:paragraph-properties>
        <style:tab-stops>
          <style:tab-stop style:position="7.2917in" style:type="right"/>
        </style:tab-stops>
      </style:paragraph-properties>
    </style:style>
    <style:style style:name="MP4" style:family="paragraph" style:parent-style-name="Header">
      <style:paragraph-properties>
        <style:tab-stops>
          <style:tab-stop style:position="9.802in" style:type="right"/>
        </style:tab-stops>
      </style:paragraph-properties>
    </style:style>
    <style:style style:name="MP5" style:family="paragraph" style:parent-style-name="Footer">
      <style:paragraph-properties>
        <style:tab-stops>
          <style:tab-stop style:position="9.7917in" style:type="right"/>
        </style:tab-stops>
      </style:paragraph-properties>
    </style:style>
    <style:page-layout style:name="Mpm1">
      <style:page-layout-properties fo:page-width="8.5in" fo:page-height="11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4">
      <style:page-layout-properties fo:page-width="11in" fo:page-height="8.5in" style:num-format="1" style:print-orientation="landscape"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office:automatic-styles>
  <office:master-styles>
    <style:master-page style:name="Standard" style:page-layout-name="Mpm1">
      <style:header>
        <text:p text:style-name="MP1"><text:title/><text:tab/>&lt;Template/Form ID&gt;</text:p>
      </style:header>
      <style:footer>
        <text:p text:style-name="Footer">Copyright © 2011, LARION COMPUTING Ltd. All Rights Reserved <text:tab/><text:page-number text:select-page="current"/></text:p>
        <text:p text:style-name="MP2">Confidential and proprietary information subject to obligations of nondisclosure</text:p>
      </style:footer>
    </style:master-page>
    <style:master-page style:name="Cover_20_Page" style:display-name="Cover Page" style:page-layout-name="Mpm2"/>
    <style:master-page style:name="Content_20_Page" style:display-name="Content Page" style:page-layout-name="Mpm3">
      <style:header>
        <text:p text:style-name="Header"><text:subject/><text:title/><text:file-name text:display="name">NUS_OA_Noi_Quy_Cong_Ty_2_1</text:file-name></text:p>
      </style:header>
      <style:footer>
        <text:p text:style-name="MP3">Copyright © 2014, NUS Technology. All Rights Reserved.<text:tab/><text:page-number text:select-page="current">6</text:page-number></text:p>
      </style:footer>
    </style:master-page>
    <style:master-page style:name="Landscape_20_Page" style:display-name="Landscape Page" style:page-layout-name="Mpm4" style:next-style-name="Content_20_Page">
      <style:header>
        <text:p text:style-name="MP4"><text:file-name text:display="name">NUS_OA_Noi_Quy_Cong_Ty_2_1</text:file-name></text:p>
      </style:header>
      <style:footer>
        <text:p text:style-name="MP5">Copyright © 2013, NUS Technology Co., Ltd. All Rights Reserved.<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T16H6M25S</meta:editing-duration>
    <meta:editing-cycles>100</meta:editing-cycles>
    <meta:generator>OpenOffice/4.1.5$Win32 OpenOffice.org_project/415m1$Build-9789</meta:generator>
    <meta:creation-date>2013-07-21T20:10:16.91</meta:creation-date>
    <meta:initial-creator>WINDBELL</meta:initial-creator>
    <dc:date>2019-03-15T09:33:21.94</dc:date>
    <meta:document-statistic meta:table-count="5" meta:image-count="0" meta:object-count="0" meta:page-count="6" meta:paragraph-count="132" meta:word-count="1739" meta:character-count="7975"/>
    <meta:user-defined meta:name="Info 1"/>
    <meta:user-defined meta:name="Info 2"/>
    <meta:user-defined meta:name="Info 3"/>
    <meta:user-defined meta:name="Info 4"/>
  </office:meta>
</office:document-meta>
</file>